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5f2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14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'Nimbus Sans L'" style:font-family-generic="swiss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7.78cm" svg:height="10.16cm" svg:x="1.635cm" svg:y="1.63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7.78cm" svg:height="0.635cm" svg:x="1.635cm" svg:y="1.635cm">
          <text:p text:style-name="P2"><text:span text:style-name="T1">IpfixColl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2.27cm" svg:y="3.54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0.635cm" svg:x="2.27cm" svg:y="3.54cm">
          <text:p text:style-name="P2"><text:span text:style-name="T1">IpfixRece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.08cm" svg:height="1.905cm" svg:x="7.35cm" svg:y="4.17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0.635cm" svg:x="7.35cm" svg:y="4.175cm">
          <text:p text:style-name="P2"><text:span text:style-name="T1">IpfixPacket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81cm" svg:height="0.635cm" svg:x="1cm" svg:y="4.81cm">
          <text:p text:style-name="P2"><text:span text:style-name="T1">Socket</text:span></text:p>
          <draw:enhanced-geometry svg:viewBox="0 0 21600 21600" draw:type="rectangle" draw:enhanced-path="M 0 0 L 21600 0 21600 21600 0 21600 0 0 Z N"/>
        </draw:custom-shape>
        <draw:connector draw:style-name="PassSomething" draw:layer="layout" draw:type="curve" svg:x1="4.81cm" svg:y1="5.127cm" svg:x2="7.35cm" svg:y2="5.127cm" draw:start-shape="id1" draw:start-glue-point="1" draw:end-shape="id2" draw:end-glue-point="3">
          <text:p text:style-name="P4"/>
        </draw:connector>
        <draw:custom-shape draw:style-name="gr1" draw:text-style-name="P1" draw:id="id4" draw:layer="layout" svg:width="5.08cm" svg:height="1.905cm" svg:x="7.35cm" svg:y="7.98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0.635cm" svg:x="7.35cm" svg:y="7.985cm">
          <text:p text:style-name="P2"><text:span text:style-name="T1">IpfixPacket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2.27cm" svg:y="7.3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0.635cm" svg:x="2.27cm" svg:y="7.35cm">
          <text:p text:style-name="P2"><text:span text:style-name="T1">IpfixRece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81cm" svg:height="0.635cm" svg:x="1cm" svg:y="8.62cm">
          <text:p text:style-name="P2"><text:span text:style-name="T1">Socket</text:span></text:p>
          <draw:enhanced-geometry svg:viewBox="0 0 21600 21600" draw:type="rectangle" draw:enhanced-path="M 0 0 L 21600 0 21600 21600 0 21600 0 0 Z N"/>
        </draw:custom-shape>
        <draw:connector draw:style-name="PassSomething" draw:layer="layout" draw:type="curve" svg:x1="4.81cm" svg:y1="8.937cm" svg:x2="7.35cm" svg:y2="8.937cm" draw:start-shape="id3" draw:start-glue-point="1" draw:end-shape="id4" draw:end-glue-point="3">
          <text:p text:style-name="P4"/>
        </draw:connector>
        <draw:connector draw:style-name="PassSomething" draw:layer="layout" draw:type="curve" svg:x1="4.81cm" svg:y1="8.937cm" svg:x2="7.35cm" svg:y2="5.127cm" draw:start-shape="id3" draw:start-glue-point="1" draw:end-shape="id2" draw:end-glue-point="3">
          <text:p text:style-name="P4"/>
        </draw:connector>
        <draw:connector draw:style-name="PassSomething" draw:layer="layout" draw:type="curve" svg:x1="4.81cm" svg:y1="5.127cm" svg:x2="7.35cm" svg:y2="8.937cm" draw:start-shape="id1" draw:start-glue-point="1" draw:end-shape="id4" draw:end-glue-point="3">
          <text:p text:style-name="P4"/>
        </draw:connector>
        <draw:custom-shape draw:style-name="gr1" draw:text-style-name="P1" draw:id="id6" draw:layer="layout" svg:width="5.08cm" svg:height="1.905cm" svg:x="13.7cm" svg:y="4.17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0.635cm" svg:x="13.7cm" svg:y="4.175cm">
          <text:p text:style-name="P2"><text:span text:style-name="T1">IpfixParser</text:span></text:p>
          <draw:enhanced-geometry svg:viewBox="0 0 21600 21600" draw:type="rectangle" draw:enhanced-path="M 0 0 L 21600 0 21600 21600 0 21600 0 0 Z N"/>
        </draw:custom-shape>
        <draw:connector draw:style-name="PassSomething" draw:layer="layout" draw:type="curve" svg:x1="12.43cm" svg:y1="8.937cm" svg:x2="13.7cm" svg:y2="8.937cm" draw:start-shape="id4" draw:start-glue-point="1" draw:end-shape="id5" draw:end-glue-point="3">
          <text:p text:style-name="P4"/>
        </draw:connector>
        <draw:connector draw:style-name="PassSomething" draw:layer="layout" draw:type="curve" svg:x1="12.43cm" svg:y1="5.127cm" svg:x2="13.7cm" svg:y2="5.127cm" draw:start-shape="id2" draw:start-glue-point="1" draw:end-shape="id6" draw:end-glue-point="3">
          <text:p text:style-name="P4"/>
        </draw:connector>
        <draw:custom-shape draw:style-name="gr1" draw:text-style-name="P1" draw:id="id7" draw:layer="layout" svg:width="6.35cm" svg:height="12.7cm" svg:x="20.685cm" svg:y="1.63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35cm" svg:height="0.635cm" svg:x="20.685cm" svg:y="1.635cm">
          <text:p text:style-name="P2"><text:span text:style-name="T1">IpfixAggreg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81cm" svg:x="21.32cm" svg:y="4.17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0.635cm" svg:x="21.32cm" svg:y="4.175cm">
          <text:p text:style-name="P2"><text:span text:style-name="T1">Ru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21.955cm" svg:y="5.44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0.635cm" svg:x="21.955cm" svg:y="5.445cm">
          <text:p text:style-name="P2"><text:span text:style-name="T1">Hash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81cm" svg:x="21.32cm" svg:y="8.6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0.635cm" svg:x="21.32cm" svg:y="8.62cm">
          <text:p text:style-name="P2"><text:span text:style-name="T1">Ru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21.955cm" svg:y="9.89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0.635cm" svg:x="21.955cm" svg:y="9.89cm">
          <text:p text:style-name="P2"><text:span text:style-name="T1">Hashtable</text:span></text:p>
          <draw:enhanced-geometry svg:viewBox="0 0 21600 21600" draw:type="rectangle" draw:enhanced-path="M 0 0 L 21600 0 21600 21600 0 21600 0 0 Z N"/>
        </draw:custom-shape>
        <draw:connector draw:style-name="PassFlow" draw:layer="layout" draw:type="curve" svg:x1="18.78cm" svg:y1="5.127cm" svg:x2="20.685cm" svg:y2="7.985cm" draw:start-shape="id6" draw:start-glue-point="1" draw:end-shape="id7" draw:end-glue-point="3">
          <text:p text:style-name="P4"/>
        </draw:connector>
        <draw:custom-shape draw:style-name="gr1" draw:text-style-name="P1" draw:id="id8" draw:layer="layout" svg:width="17.78cm" svg:height="1.905cm" svg:x="1.635cm" svg:y="12.4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7.78cm" svg:height="0.635cm" svg:x="1.635cm" svg:y="12.43cm">
          <text:p text:style-name="P2"><text:span text:style-name="T1">IpfixDbReader</text:span></text:p>
          <draw:enhanced-geometry svg:viewBox="0 0 21600 21600" draw:type="rectangle" draw:enhanced-path="M 0 0 L 21600 0 21600 21600 0 21600 0 0 Z N"/>
        </draw:custom-shape>
        <draw:connector draw:style-name="PassFlow" draw:layer="layout" draw:type="curve" svg:x1="19.415cm" svg:y1="13.382cm" svg:x2="20.685cm" svg:y2="7.985cm" draw:start-shape="id8" draw:start-glue-point="1" draw:end-shape="id7" draw:end-glue-point="3">
          <text:p text:style-name="P4"/>
        </draw:connector>
        <draw:custom-shape draw:style-name="gr1" draw:text-style-name="P1" draw:id="id9" draw:layer="layout" svg:width="12.065cm" svg:height="1.905cm" svg:x="28.305cm" svg:y="12.4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065cm" svg:height="0.635cm" svg:x="28.305cm" svg:y="12.43cm">
          <text:p text:style-name="P2"><text:span text:style-name="T1">IpfixDb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12.065cm" svg:height="7.62cm" svg:x="28.305cm" svg:y="1.63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065cm" svg:height="0.635cm" svg:x="28.305cm" svg:y="1.635cm">
          <text:p text:style-name="P2"><text:span text:style-name="T1">IpfixSen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12.065cm" svg:height="1.905cm" svg:x="28.305cm" svg:y="9.89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065cm" svg:height="0.635cm" svg:x="28.305cm" svg:y="9.89cm">
          <text:p text:style-name="P2"><text:span text:style-name="T1">IpfixPrint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PassFlow" draw:layer="layout" draw:type="curve" svg:x1="27.035cm" svg:y1="7.985cm" svg:x2="28.305cm" svg:y2="13.382cm" draw:start-shape="id7" draw:start-glue-point="1" draw:end-shape="id9" draw:end-glue-point="3">
          <text:p text:style-name="P4"/>
        </draw:connector>
        <draw:connector draw:style-name="PassFlow" draw:layer="layout" draw:type="curve" svg:x1="27.035cm" svg:y1="7.985cm" svg:x2="28.305cm" svg:y2="10.842cm" draw:start-shape="id7" draw:start-glue-point="1" draw:end-shape="id10" draw:end-glue-point="3">
          <text:p text:style-name="P4"/>
        </draw:connector>
        <draw:connector draw:style-name="PassFlow" draw:layer="layout" draw:type="curve" svg:x1="27.035cm" svg:y1="7.985cm" svg:x2="28.305cm" svg:y2="5.445cm" draw:start-shape="id7" draw:start-glue-point="1" draw:end-shape="id11" draw:end-glue-point="3">
          <text:p text:style-name="P4"/>
        </draw:connector>
        <draw:custom-shape draw:style-name="gr1" draw:text-style-name="P1" draw:id="id5" draw:layer="layout" svg:width="5.08cm" svg:height="1.905cm" svg:x="13.7cm" svg:y="7.98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0.635cm" svg:x="13.7cm" svg:y="7.985cm">
          <text:p text:style-name="P2"><text:span text:style-name="T1">IpfixParser</text:span></text:p>
          <draw:enhanced-geometry svg:viewBox="0 0 21600 21600" draw:type="rectangle" draw:enhanced-path="M 0 0 L 21600 0 21600 21600 0 21600 0 0 Z N"/>
        </draw:custom-shape>
        <draw:connector draw:style-name="PassFlow" draw:layer="layout" draw:type="curve" svg:x1="18.78cm" svg:y1="8.937cm" svg:x2="20.685cm" svg:y2="7.985cm" draw:start-shape="id5" draw:start-glue-point="1" draw:end-shape="id7" draw:end-glue-point="3">
          <text:p text:style-name="P4"/>
        </draw:connector>
        <draw:custom-shape draw:style-name="gr1" draw:text-style-name="P1" draw:id="id13" draw:layer="layout" svg:width="18.415cm" svg:height="6.985cm" svg:x="9.89cm" svg:y="16.87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8.415cm" svg:height="0.635cm" svg:x="9.89cm" svg:y="16.875cm">
          <text:p text:style-name="P2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10.795cm" svg:height="6.985cm" svg:x="29.575cm" svg:y="16.87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795cm" svg:height="0.635cm" svg:x="29.575cm" svg:y="16.875cm">
          <text:p text:style-name="P2"><text:span text:style-name="T1">Exporter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6.984cm" svg:height="6.985cm" svg:x="1.636cm" svg:y="16.87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984cm" svg:height="0.635cm" svg:x="1.636cm" svg:y="16.875cm">
          <text:p text:style-name="P2"><text:span text:style-name="T1">Observer</text:span></text:p>
          <draw:enhanced-geometry svg:viewBox="0 0 21600 21600" draw:type="rectangle" draw:enhanced-path="M 0 0 L 21600 0 21600 21600 0 21600 0 0 Z N"/>
        </draw:custom-shape>
        <draw:connector draw:style-name="PassPacket" draw:layer="layout" draw:type="curve" svg:x1="8.62cm" svg:y1="20.367cm" svg:x2="9.89cm" svg:y2="20.367cm" draw:start-shape="id12" draw:start-glue-point="1" draw:end-shape="id13" draw:end-glue-point="3">
          <text:p text:style-name="P4"/>
        </draw:connector>
        <draw:connector draw:style-name="PassPacket" draw:layer="layout" draw:type="curve" svg:x1="27.67cm" svg:y1="20.685cm" svg:x2="29.575cm" svg:y2="20.367cm" draw:start-shape="id14" draw:start-glue-point="1" draw:end-shape="id15" draw:end-glue-point="3">
          <text:p text:style-name="P4"/>
        </draw:connector>
        <draw:custom-shape draw:style-name="gr1" draw:text-style-name="P1" draw:id="id17" draw:layer="layout" svg:width="3.81cm" svg:height="5.08cm" svg:x="10.525cm" svg:y="18.14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0.635cm" svg:x="10.525cm" svg:y="18.145cm">
          <text:p text:style-name="P2"><text:span text:style-name="T1">Rand.-Samp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3.81cm" svg:height="5.08cm" svg:x="23.86cm" svg:y="18.14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0.635cm" svg:x="23.86cm" svg:y="18.145cm">
          <text:p text:style-name="P2"><text:span text:style-name="T1">Sys.-Samp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3.81cm" svg:height="5.08cm" svg:x="19.415cm" svg:y="18.14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0.635cm" svg:x="19.415cm" svg:y="18.145cm">
          <text:p text:style-name="P2"><text:span text:style-name="T1">IP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8" draw:layer="layout" svg:width="3.81cm" svg:height="5.08cm" svg:x="14.97cm" svg:y="18.14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9" draw:layer="layout" svg:width="3.81cm" svg:height="0.635cm" svg:x="14.97cm" svg:y="18.145cm">
          <text:p text:style-name="P2"><text:span text:style-name="T1">HookingFilter</text:span></text:p>
          <draw:enhanced-geometry svg:viewBox="0 0 21600 21600" draw:type="rectangle" draw:enhanced-path="M 0 0 L 21600 0 21600 21600 0 21600 0 0 Z N"/>
        </draw:custom-shape>
        <draw:connector draw:style-name="PassPacket" draw:layer="layout" draw:type="curve" svg:x1="23.225cm" svg:y1="20.685cm" svg:x2="23.86cm" svg:y2="20.685cm" draw:start-shape="id16" draw:start-glue-point="1" draw:end-shape="id14" draw:end-glue-point="3">
          <text:p text:style-name="P4"/>
        </draw:connector>
        <draw:connector draw:style-name="PassPacket" draw:layer="layout" draw:type="curve" svg:x1="14.335cm" svg:y1="20.685cm" svg:x2="14.97cm" svg:y2="20.685cm" draw:start-shape="id17" draw:start-glue-point="1" draw:end-shape="id18" draw:end-glue-point="3">
          <text:p text:style-name="P4"/>
        </draw:connector>
        <draw:connector draw:style-name="PassFlow" draw:layer="layout" draw:type="curve" svg:x1="16.875cm" svg:y1="18.145cm" svg:x2="20.685cm" svg:y2="7.985cm" draw:start-shape="id19" draw:start-glue-point="0" draw:end-shape="id7" draw:end-glue-point="3">
          <text:p text:style-name="P4"/>
        </draw:connector>
        <draw:connector draw:style-name="PassPacket" draw:layer="layout" draw:type="curve" svg:x1="18.78cm" svg:y1="20.685cm" svg:x2="19.415cm" svg:y2="20.685cm" draw:start-shape="id18" draw:start-glue-point="1" draw:end-shape="id16" draw:end-glue-point="3">
          <text:p text:style-name="P4"/>
        </draw:connector>
        <draw:custom-shape draw:style-name="gr2" draw:text-style-name="P3" draw:layer="layout" svg:width="3.81cm" svg:height="0.635cm" svg:x="1cm" svg:y="18.145cm">
          <text:p text:style-name="P2"><text:span text:style-name="T1">PCAP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5.605cm" svg:x2="41cm" svg:y2="15.605cm">
          <text:p text:style-name="P4"/>
        </draw:line>
        <draw:connector draw:style-name="PassPacket" draw:layer="layout" draw:type="curve" svg:x1="2.27cm" svg:y1="25.13cm" svg:x2="3.54cm" svg:y2="25.13cm">
          <text:p text:style-name="P4"/>
        </draw:connector>
        <draw:frame draw:style-name="gr4" draw:text-style-name="P4" draw:layer="layout" svg:width="6.985cm" svg:height="1.27cm" svg:x="3.54cm" svg:y="24.495cm">
          <draw:text-box>
            <text:p text:style-name="P4">Packet</text:p>
          </draw:text-box>
        </draw:frame>
        <draw:connector draw:style-name="PassFlow" draw:layer="layout" draw:type="curve" svg:x1="2.27cm" svg:y1="26.4cm" svg:x2="3.54cm" svg:y2="26.4cm">
          <text:p text:style-name="P4"/>
        </draw:connector>
        <draw:frame draw:style-name="gr4" draw:text-style-name="P4" draw:layer="layout" svg:width="6.985cm" svg:height="1.27cm" svg:x="3.54cm" svg:y="25.765cm">
          <draw:text-box>
            <text:p text:style-name="P4">Flow</text:p>
          </draw:text-box>
        </draw:frame>
        <draw:connector draw:style-name="PassSomething" draw:layer="layout" draw:type="curve" svg:x1="2.27cm" svg:y1="27.67cm" svg:x2="3.54cm" svg:y2="27.67cm">
          <text:p text:style-name="P4"/>
        </draw:connector>
        <draw:frame draw:style-name="gr4" draw:text-style-name="P4" draw:layer="layout" svg:width="6.985cm" svg:height="1.27cm" svg:x="3.54cm" svg:y="27.035cm">
          <draw:text-box>
            <text:p text:style-name="P4">Misc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ssSomething" style:family="graphic" style:parent-style-name="standard">
      <style:graphic-properties draw:stroke-dash="Dash_20_2" svg:stroke-width="0.1cm" svg:stroke-color="#000000" draw:marker-start-width="0.35cm" draw:marker-end="Arrow" draw:marker-end-width="0.35cm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/>
      <style:paragraph-properties fo:text-align="center"/>
    </style:style>
    <style:style style:name="PassPacket" style:family="graphic" style:parent-style-name="PassSomething">
      <style:graphic-properties draw:stroke="solid" draw:stroke-dash="Dash_20_2" svg:stroke-width="0.1cm" svg:stroke-color="#00ff00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assFlow" style:family="graphic" style:parent-style-name="PassSomething">
      <style:graphic-properties svg:stroke-color="#ff0000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hristoph Sommer</meta:initial-creator>
    <meta:creation-date>2007-04-25T23:04:56</meta:creation-date>
    <dc:creator>Christoph Sommer</dc:creator>
    <dc:date>2007-04-25T23:04:58</dc:date>
    <dc:language>en-U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